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083in"/>
    </style:style>
    <style:style style:name="co7" style:family="table-column">
      <style:table-column-properties fo:break-before="auto" style:column-width="1.4634in"/>
    </style:style>
    <style:style style:name="co8" style:family="table-column">
      <style:table-column-properties fo:break-before="auto" style:column-width="1.3854in"/>
    </style:style>
    <style:style style:name="co9" style:family="table-column">
      <style:table-column-properties fo:break-before="auto" style:column-width="1.5402in"/>
    </style:style>
    <style:style style:name="co10" style:family="table-column">
      <style:table-column-properties fo:break-before="auto" style:column-width="2.3756in"/>
    </style:style>
    <style:style style:name="co11" style:family="table-column">
      <style:table-column-properties fo:break-before="auto" style:column-width="1.8035in"/>
    </style:style>
    <style:style style:name="co12" style:family="table-column">
      <style:table-column-properties fo:break-before="auto" style:column-width="1.8126in"/>
    </style:style>
    <style:style style:name="co13" style:family="table-column">
      <style:table-column-properties fo:break-before="auto" style:column-width="0.927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isons_3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clusters</text:p>
          </table:table-cell>
          <table:table-cell office:value-type="string" calcext:value-type="string">
            <text:p>speedup_test_runs</text:p>
          </table:table-cell>
          <table:table-cell office:value-type="string" calcext:value-type="string">
            <text:p>avg_speedup</text:p>
          </table:table-cell>
          <table:table-cell office:value-type="string" calcext:value-type="string">
            <text:p>slow_speedup</text:p>
          </table:table-cell>
          <table:table-cell office:value-type="string" calcext:value-type="string">
            <text:p>fast_speedup</text:p>
          </table:table-cell>
          <table:table-cell office:value-type="string" calcext:value-type="string">
            <text:p>avg_cpu</text:p>
          </table:table-cell>
          <table:table-cell office:value-type="string" calcext:value-type="string">
            <text:p>slow_cpu</text:p>
          </table:table-cell>
          <table:table-cell office:value-type="string" calcext:value-type="string">
            <text:p>fast_cpu</text:p>
          </table:table-cell>
          <table:table-cell office:value-type="string" calcext:value-type="string">
            <text:p>avg_gpu</text:p>
          </table:table-cell>
          <table:table-cell office:value-type="string" calcext:value-type="string">
            <text:p>slow_gpu</text:p>
          </table:table-cell>
          <table:table-cell office:value-type="string" calcext:value-type="string">
            <text:p>fast_gpu</text:p>
          </table:table-cell>
          <table:table-cell office:value-type="string" calcext:value-type="string">
            <text:p>precision_test_runs</text:p>
          </table:table-cell>
          <table:table-cell office:value-type="string" calcext:value-type="string">
            <text:p>avg_precision_percent_improvement</text:p>
          </table:table-cell>
          <table:table-cell office:value-type="string" calcext:value-type="string">
            <text:p>avg_precision_percent_cpu</text:p>
          </table:table-cell>
          <table:table-cell office:value-type="string" calcext:value-type="string">
            <text:p>avg_precision_percent_gpu</text:p>
          </table:table-cell>
          <table:table-cell office:value-type="string" calcext:value-type="string">
            <text:p>avg_hits_cpu</text:p>
          </table:table-cell>
          <table:table-cell office:value-type="string" calcext:value-type="string">
            <text:p>avg_hits_gpu</text:p>
          </table:table-cell>
        </table:table-row>
        <table:table-row table:style-name="ro1">
          <table:table-cell office:value-type="string" calcext:value-type="string">
            <text:p>01 _Rice</text:p>
          </table:table-cell>
          <table:table-cell office:value-type="float" office:value="3810" calcext:value-type="float">
            <text:p>38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I2]/[.L2]" office:value-type="float" office:value="9.22205857113993" calcext:value-type="float">
            <text:p>9.22205857113993</text:p>
          </table:table-cell>
          <table:table-cell table:formula="of:=[.J2]/[.M2]" office:value-type="float" office:value="11.5693845979468" calcext:value-type="float">
            <text:p>11.5693845979468</text:p>
          </table:table-cell>
          <table:table-cell table:formula="of:=[.K2]/[.N2]" office:value-type="float" office:value="8.06535635859957" calcext:value-type="float">
            <text:p>8.06535635859957</text:p>
          </table:table-cell>
          <table:table-cell office:value-type="float" office:value="0.0799809779099451" calcext:value-type="float">
            <text:p>0.0799809779099451</text:p>
          </table:table-cell>
          <table:table-cell office:value-type="float" office:value="0.147977508000622" calcext:value-type="float">
            <text:p>0.147977508000622</text:p>
          </table:table-cell>
          <table:table-cell office:value-type="float" office:value="0.0446672339967336" calcext:value-type="float">
            <text:p>0.0446672339967336</text:p>
          </table:table-cell>
          <table:table-cell office:value-type="float" office:value="0.00867279006015451" calcext:value-type="float">
            <text:p>0.00867279006015451</text:p>
          </table:table-cell>
          <table:table-cell office:value-type="float" office:value="0.0127904390028561" calcext:value-type="float">
            <text:p>0.0127904390028561</text:p>
          </table:table-cell>
          <table:table-cell office:value-type="float" office:value="0.00553816000319785" calcext:value-type="float">
            <text:p>0.0055381600031978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tba</text:p>
          </table:table-cell>
        </table:table-row>
        <table:table-row table:style-name="ro1">
          <table:table-cell office:value-type="string" calcext:value-type="string">
            <text:p>02_HTRU2</text:p>
          </table:table-cell>
          <table:table-cell office:value-type="float" office:value="17898" calcext:value-type="float">
            <text:p>178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I3]/[.L3]" office:value-type="float" office:value="17.3535208668243" calcext:value-type="float">
            <text:p>17.3535208668243</text:p>
          </table:table-cell>
          <table:table-cell table:formula="of:=[.J3]/[.M3]" office:value-type="float" office:value="16.1431520377999" calcext:value-type="float">
            <text:p>16.1431520377999</text:p>
          </table:table-cell>
          <table:table-cell table:formula="of:=[.K3]/[.N3]" office:value-type="float" office:value="18.6247189557436" calcext:value-type="float">
            <text:p>18.6247189557436</text:p>
          </table:table-cell>
          <table:table-cell office:value-type="float" office:value="0.332669183819962" calcext:value-type="float">
            <text:p>0.332669183819962</text:p>
          </table:table-cell>
          <table:table-cell office:value-type="float" office:value="0.541484809000394" calcext:value-type="float">
            <text:p>0.541484809000394</text:p>
          </table:table-cell>
          <table:table-cell office:value-type="float" office:value="0.153451220001443" calcext:value-type="float">
            <text:p>0.153451220001443</text:p>
          </table:table-cell>
          <table:table-cell office:value-type="float" office:value="0.0191701261301932" calcext:value-type="float">
            <text:p>0.0191701261301932</text:p>
          </table:table-cell>
          <table:table-cell office:value-type="float" office:value="0.0335426940000616" calcext:value-type="float">
            <text:p>0.0335426940000616</text:p>
          </table:table-cell>
          <table:table-cell office:value-type="float" office:value="0.00823911600309657" calcext:value-type="float">
            <text:p>0.00823911600309657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tba</text:p>
          </table:table-cell>
        </table:table-row>
        <table:table-row table:style-name="ro1">
          <table:table-cell office:value-type="string" calcext:value-type="string">
            <text:p>03_MiniBooNE</text:p>
          </table:table-cell>
          <table:table-cell office:value-type="float" office:value="129596" calcext:value-type="float">
            <text:p>12959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I4]/[.L4]" office:value-type="float" office:value="13.7404206007927" calcext:value-type="float">
            <text:p>13.7404206007927</text:p>
          </table:table-cell>
          <table:table-cell table:formula="of:=[.J4]/[.M4]" office:value-type="float" office:value="13.868309462447" calcext:value-type="float">
            <text:p>13.868309462447</text:p>
          </table:table-cell>
          <table:table-cell table:formula="of:=[.K4]/[.N4]" office:value-type="float" office:value="13.7911144007401" calcext:value-type="float">
            <text:p>13.7911144007401</text:p>
          </table:table-cell>
          <table:table-cell office:value-type="float" office:value="9.60211397675957" calcext:value-type="float">
            <text:p>9.60211397675957</text:p>
          </table:table-cell>
          <table:table-cell office:value-type="float" office:value="14.2536751809967" calcext:value-type="float">
            <text:p>14.2536751809967</text:p>
          </table:table-cell>
          <table:table-cell office:value-type="float" office:value="5.41839364000043" calcext:value-type="float">
            <text:p>5.41839364000043</text:p>
          </table:table-cell>
          <table:table-cell office:value-type="float" office:value="0.698822420050637" calcext:value-type="float">
            <text:p>0.698822420050637</text:p>
          </table:table-cell>
          <table:table-cell office:value-type="float" office:value="1.02778750500147" calcext:value-type="float">
            <text:p>1.02778750500147</text:p>
          </table:table-cell>
          <table:table-cell office:value-type="float" office:value="0.392890196002554" calcext:value-type="float">
            <text:p>0.392890196002554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tba</text:p>
          </table:table-cell>
        </table:table-row>
        <table:table-row table:style-name="ro1">
          <table:table-cell office:value-type="string" calcext:value-type="string">
            <text:p>04_WESAD</text:p>
          </table:table-cell>
          <table:table-cell office:value-type="float" office:value="4588552" calcext:value-type="float">
            <text:p>45885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I5]/[.L5]" office:value-type="float" office:value="42.4035206686596" calcext:value-type="float">
            <text:p>42.4035206686596</text:p>
          </table:table-cell>
          <table:table-cell table:formula="of:=[.J5]/[.M5]" office:value-type="float" office:value="37.3907460511988" calcext:value-type="float">
            <text:p>37.3907460511988</text:p>
          </table:table-cell>
          <table:table-cell table:formula="of:=[.K5]/[.N5]" office:value-type="float" office:value="50.6755914373945" calcext:value-type="float">
            <text:p>50.6755914373945</text:p>
          </table:table-cell>
          <table:table-cell office:value-type="float" office:value="141.79088416875" calcext:value-type="float">
            <text:p>141.79088416875</text:p>
          </table:table-cell>
          <table:table-cell office:value-type="float" office:value="245.561481022" calcext:value-type="float">
            <text:p>245.561481022</text:p>
          </table:table-cell>
          <table:table-cell office:value-type="float" office:value="85.2694199960024" calcext:value-type="float">
            <text:p>85.2694199960024</text:p>
          </table:table-cell>
          <table:table-cell office:value-type="float" office:value="3.34384697149799" calcext:value-type="float">
            <text:p>3.34384697149799</text:p>
          </table:table-cell>
          <table:table-cell office:value-type="float" office:value="6.56743999399623" calcext:value-type="float">
            <text:p>6.56743999399623</text:p>
          </table:table-cell>
          <table:table-cell office:value-type="float" office:value="1.68265268499817" calcext:value-type="float">
            <text:p>1.6826526849981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tba</text:p>
          </table:table-cell>
        </table:table-row>
        <table:table-row table:style-name="ro1">
          <table:table-cell office:value-type="string" calcext:value-type="string">
            <text:p>05_HHAR</text:p>
          </table:table-cell>
          <table:table-cell office:value-type="float" office:value="13932632" calcext:value-type="float">
            <text:p>139326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I6]/[.L6]" office:value-type="float" office:value="40.6779587540094" calcext:value-type="float">
            <text:p>40.6779587540094</text:p>
          </table:table-cell>
          <table:table-cell table:formula="of:=[.J6]/[.M6]" office:value-type="float" office:value="39.1422044159792" calcext:value-type="float">
            <text:p>39.1422044159792</text:p>
          </table:table-cell>
          <table:table-cell table:formula="of:=[.K6]/[.N6]" office:value-type="float" office:value="46.9666401866792" calcext:value-type="float">
            <text:p>46.9666401866792</text:p>
          </table:table-cell>
          <table:table-cell office:value-type="float" office:value="1500.6155308113" calcext:value-type="float">
            <text:p>1500.6155308113</text:p>
          </table:table-cell>
          <table:table-cell office:value-type="float" office:value="1510.71542839501" calcext:value-type="float">
            <text:p>1510.71542839501</text:p>
          </table:table-cell>
          <table:table-cell office:value-type="float" office:value="1475.30980059299" calcext:value-type="float">
            <text:p>1475.30980059299</text:p>
          </table:table-cell>
          <table:table-cell office:value-type="float" office:value="36.8901384625991" calcext:value-type="float">
            <text:p>36.8901384625991</text:p>
          </table:table-cell>
          <table:table-cell office:value-type="float" office:value="38.5955633039994" calcext:value-type="float">
            <text:p>38.5955633039994</text:p>
          </table:table-cell>
          <table:table-cell office:value-type="float" office:value="31.4118658419902" calcext:value-type="float">
            <text:p>31.41186584199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tb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1T22:53:45.035138463</dc:date>
    <meta:editing-duration>PT24M23S</meta:editing-duration>
    <meta:editing-cycles>9</meta:editing-cycles>
    <meta:generator>LibreOffice/24.2.2.2$Linux_X86_64 LibreOffice_project/420$Build-2</meta:generator>
    <meta:document-statistic meta:table-count="1" meta:cell-count="120" meta:object-count="0"/>
  </office:meta>
</office:document-meta>
</file>